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3.3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lugin or Feature</text:p>
          </table:table-cell>
          <table:table-cell table:style-name="ce1" office:value-type="string">
            <text:p>Type of Test</text:p>
          </table:table-cell>
          <table:table-cell table:style-name="ce1" office:value-type="string">
            <text:p>Responsible</text:p>
          </table:table-cell>
        </table:table-row>
        <table:table-row table:style-name="ro1">
          <table:table-cell office:value-type="string">
            <text:p>ProR Tracing</text:p>
          </table:table-cell>
          <table:table-cell office:value-type="string">
            <text:p>Unit Test</text:p>
          </table:table-cell>
          <table:table-cell office:value-type="string">
            <text:p>Michael Jastram</text:p>
          </table:table-cell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Unit Test</text:p>
          </table:table-cell>
          <table:table-cell office:value-type="string">
            <text:p>Izaskun de la Torre</text:p>
          </table:table-cell>
        </table:table-row>
        <table:table-row table:style-name="ro1">
          <table:table-cell office:value-type="string">
            <text:p>SysML2Scade</text:p>
          </table:table-cell>
          <table:table-cell office:value-type="string">
            <text:p>Unit Test</text:p>
          </table:table-cell>
          <table:table-cell office:value-type="string">
            <text:p>Alexander Stante</text:p>
          </table:table-cell>
        </table:table-row>
        <table:table-row table:style-name="ro1">
          <table:table-cell office:value-type="string">
            <text:p>SysML2B</text:p>
          </table:table-cell>
          <table:table-cell office:value-type="string">
            <text:p>Unit Test</text:p>
          </table:table-cell>
          <table:table-cell office:value-type="string">
            <text:p>David Mentr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7/05/2015</text:date>, <text:time>09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1:03:42.99</meta:creation-date>
    <dc:date>2015-05-07T09:04:52.05</dc:date>
    <meta:editing-duration>PT7M13S</meta:editing-duration>
    <meta:editing-cycles>3</meta:editing-cycles>
    <meta:generator>OpenOffice.org/3.4$Win32 OpenOffice.org_project/340m1$Build-9590</meta:generator>
    <meta:document-statistic meta:table-count="3" meta:cell-count="15" meta:object-count="0"/>
  </office:meta>
</office:document-meta>
</file>